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3768239247072465142"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7207449362796887440"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5050403216374353105"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7631577138957523858" text:style-name="L4">
        <text:list-item>
          <text:p text:style-name="P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8">Continue adjusting the speed so HR stays near 142. <text:s/>Also continue taking splits for each mile and remembering HR at the end of each mile. <text:s/>Stop running after a mile split goes above 9:30. <text:s/></text:p>
        </text:list-item>
        <text:list-item>
          <text:p text:style-name="P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3"><text:span text:style-name="T3"/></text:p>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text:span text:style-name="T3"/></text:p>
      <text:p text:style-name="P3"><text:span text:style-name="T4">In the last week: 26.6 miles <text:s text:c="2"/></text:span><text:span text:style-name="T3"><text:s/></text:span></text:p>
      <text:p text:style-name="P3"><text:span text:style-name="T3"/></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0T20:34:13.08</dc:date>
    <dc:creator>James Lombardi</dc:creator>
    <meta:editing-duration>P2DT21H15M19S</meta:editing-duration>
    <meta:editing-cycles>290</meta:editing-cycles>
    <meta:generator>OpenOffice/4.1.2$Win32 OpenOffice.org_project/412m3$Build-9782</meta:generator>
    <meta:document-statistic meta:table-count="0" meta:image-count="0" meta:object-count="0" meta:page-count="43" meta:paragraph-count="1147" meta:word-count="12482" meta:character-count="61416"/>
  </office:meta>
</office:document-meta>
</file>